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text-properties fo:font-size="14pt" fo:font-weight="bold" officeooo:rsid="00047243" officeooo:paragraph-rsid="00047243" style:font-size-asian="14pt" style:font-weight-asian="bold" style:font-size-complex="14pt" style:font-weight-complex="bold"/>
    </style:style>
    <style:style style:name="P2" style:family="paragraph" style:parent-style-name="Standard">
      <style:text-properties fo:font-size="12pt" fo:font-weight="normal" officeooo:rsid="0005bf1a" officeooo:paragraph-rsid="0005bf1a" style:font-size-asian="10.5pt" style:font-weight-asian="normal" style:font-size-complex="12pt" style:font-weight-complex="normal"/>
    </style:style>
    <style:style style:name="P3" style:family="paragraph" style:parent-style-name="Standard">
      <style:text-properties fo:font-size="12pt" fo:font-weight="normal" officeooo:rsid="00061309" officeooo:paragraph-rsid="00061309" style:font-size-asian="10.5pt" style:font-weight-asian="normal" style:font-size-complex="12pt" style:font-weight-complex="normal"/>
    </style:style>
    <style:style style:name="P4" style:family="paragraph" style:parent-style-name="Standard">
      <style:text-properties fo:font-size="12pt" fo:font-weight="normal" officeooo:rsid="00068ae2" officeooo:paragraph-rsid="00068ae2" style:font-size-asian="10.5pt" style:font-weight-asian="normal" style:font-size-complex="12pt" style:font-weight-complex="normal"/>
    </style:style>
    <style:style style:name="P5" style:family="paragraph" style:parent-style-name="Standard">
      <style:text-properties fo:font-size="12pt" fo:font-weight="normal" officeooo:rsid="0007bfd3" officeooo:paragraph-rsid="0007bfd3" style:font-size-asian="10.5pt" style:font-weight-asian="normal" style:font-size-complex="12pt" style:font-weight-complex="normal"/>
    </style:style>
    <style:style style:name="P6" style:family="paragraph" style:parent-style-name="Standard" style:list-style-name="L1">
      <style:text-properties fo:font-size="12pt" fo:font-weight="normal" officeooo:rsid="00090eb9" officeooo:paragraph-rsid="00090eb9" style:font-size-asian="10.5pt" style:font-weight-asian="normal" style:font-size-complex="12pt" style:font-weight-complex="normal"/>
    </style:style>
    <style:style style:name="P7" style:family="paragraph" style:parent-style-name="Standard" style:list-style-name="L1">
      <style:text-properties fo:font-size="12pt" fo:font-weight="normal" officeooo:rsid="000b4d72" officeooo:paragraph-rsid="000b4d72" style:font-size-asian="10.5pt" style:font-weight-asian="normal" style:font-size-complex="12pt" style:font-weight-complex="normal"/>
    </style:style>
    <style:style style:name="P8" style:family="paragraph" style:parent-style-name="Standard" style:list-style-name="L1">
      <style:text-properties fo:font-size="12pt" fo:font-weight="normal" officeooo:rsid="000c061c" officeooo:paragraph-rsid="000febe4" style:font-size-asian="10.5pt" style:font-weight-asian="normal" style:font-size-complex="12pt" style:font-weight-complex="normal"/>
    </style:style>
    <style:style style:name="P9" style:family="paragraph" style:parent-style-name="Standard" style:list-style-name="L1">
      <style:text-properties fo:font-size="12pt" fo:font-weight="normal" officeooo:rsid="000febe4" officeooo:paragraph-rsid="000febe4" style:font-size-asian="10.5pt" style:font-weight-asian="normal" style:font-size-complex="12pt" style:font-weight-complex="normal"/>
    </style:style>
    <style:style style:name="P10" style:family="paragraph" style:parent-style-name="Standard" style:list-style-name="L1">
      <style:text-properties fo:font-size="12pt" fo:font-weight="normal" officeooo:rsid="00110604" officeooo:paragraph-rsid="00110604" style:font-size-asian="10.5pt" style:font-weight-asian="normal" style:font-size-complex="12pt" style:font-weight-complex="normal"/>
    </style:style>
    <style:style style:name="P11" style:family="paragraph" style:parent-style-name="Standard">
      <style:text-properties fo:font-size="12pt" fo:font-weight="normal" officeooo:rsid="00129e43" officeooo:paragraph-rsid="00129e43" style:font-size-asian="10.5pt" style:font-weight-asian="normal" style:font-size-complex="12pt" style:font-weight-complex="normal"/>
    </style:style>
    <style:style style:name="P12" style:family="paragraph" style:parent-style-name="Standard">
      <style:text-properties fo:font-size="12pt" fo:font-weight="normal" officeooo:rsid="0014e888" officeooo:paragraph-rsid="0014e888" style:font-size-asian="10.5pt" style:font-weight-asian="normal" style:font-size-complex="12pt" style:font-weight-complex="normal"/>
    </style:style>
    <style:style style:name="P13" style:family="paragraph" style:parent-style-name="Standard">
      <style:text-properties fo:font-size="12pt" fo:font-weight="normal" officeooo:rsid="0016c230" officeooo:paragraph-rsid="0016c230" style:font-size-asian="10.5pt" style:font-weight-asian="normal" style:font-size-complex="12pt" style:font-weight-complex="normal"/>
    </style:style>
    <style:style style:name="P14" style:family="paragraph" style:parent-style-name="Standard">
      <style:text-properties fo:font-size="12pt" fo:font-weight="normal" officeooo:rsid="0017c4b1" officeooo:paragraph-rsid="0017c4b1" style:font-size-asian="10.5pt" style:font-weight-asian="normal" style:font-size-complex="12pt" style:font-weight-complex="normal"/>
    </style:style>
    <style:style style:name="T1" style:family="text">
      <style:text-properties officeooo:rsid="0007fc9c"/>
    </style:style>
    <style:style style:name="T2" style:family="text">
      <style:text-properties officeooo:rsid="000a3c22"/>
    </style:style>
    <style:style style:name="T3" style:family="text">
      <style:text-properties officeooo:rsid="000b4d72"/>
    </style:style>
    <style:style style:name="T4" style:family="text">
      <style:text-properties officeooo:rsid="000f1c84"/>
    </style:style>
    <style:style style:name="T5" style:family="text">
      <style:text-properties officeooo:rsid="000febe4"/>
    </style:style>
    <style:style style:name="T6" style:family="text">
      <style:text-properties officeooo:rsid="00116539"/>
    </style:style>
    <style:style style:name="T7" style:family="text">
      <style:text-properties officeooo:rsid="0013acdf"/>
    </style:style>
    <style:style style:name="T8" style:family="text">
      <style:text-properties officeooo:rsid="001624c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formatik: Quicksort Script Erklärvideo</text:p>
      <text:p text:style-name="P2">Laufzeit und Speicherbedarf</text:p>
      <text:p text:style-name="P12">O(n/2) worst<text:span text:style-name="T8">i → siehe bubblesort<text:tab/></text:span></text:p>
      <text:p text:style-name="P12">O(n log n) best → Erklärung</text:p>
      <text:p text:style-name="P2"/>
      <text:p text:style-name="P2"/>
      <text:p text:style-name="P3">“Teile und herrsche” am Algorithmus erläutern</text:p>
      <text:p text:style-name="P11">Das Problem die Liste zu sortieren wird aufgeteilt, sodass nun 2 Liste sortiert werden müssen.</text:p>
      <text:p text:style-name="P11">Dabei geschieht dies so, dass die Liste aufgeteilt wird in einen Bereich mit Elementen größer als einem vorher gewählten Pivot Element und die andere Seite mit Elementen kleiner als dieses. Das Pivot Element ist in der Mitte dieser beiden Bereihe und somit richtig einsortiert. <text:span text:style-name="T7">Nun kann jeder dieser <text:s/>Bereiche wieder selbst aufgeteilt werden, wodurch 2 weitere Pivot Elemente an der Richtigen Position sind. Besteht ein Bereich nur aus einem Element, so ist dies richtig einsortiert, da das Element links größer und das rechts kleiner ist.</text:span></text:p>
      <text:p text:style-name="P3"/>
      <text:p text:style-name="P3"/>
      <text:p text:style-name="P4">Rekursion Fachbegriffe</text:p>
      <text:list text:style-name="L1">
        <text:list-item>
          <text:p text:style-name="P6">Rekursionsanker – if statement <text:span text:style-name="T2">meist </text:span>am Anfang der Funktion</text:p>
        </text:list-item>
        <text:list-item>
          <text:p text:style-name="P7">Rekursionsabstieg – Anwendung der Funktion auf die linke Seite der Reihung</text:p>
        </text:list-item>
        <text:list-item>
          <text:p text:style-name="P8">Rekursionsaufstieg <text:span text:style-name="T3">– </text:span><text:span text:style-name="T4">Sortierung </text:span><text:span text:style-name="T5">einer Liste Abgeschlossen und wenn beide Teillisten sortiert sind</text:span></text:p>
        </text:list-item>
        <text:list-item>
          <text:p text:style-name="P9">Rekursionsstruktur <text:span text:style-name="T3">– </text:span>Aufteilung <text:span text:style-name="T6">in Teilprobleme</text:span></text:p>
        </text:list-item>
        <text:list-item>
          <text:p text:style-name="P10">Rekursionsschritt <text:span text:style-name="T3">– </text:span>Ausführung eines Funktionsaufrufes</text:p>
        </text:list-item>
      </text:list>
      <text:p text:style-name="P4"/>
      <text:p text:style-name="P5">Erklärung des Programablaufs <text:span text:style-name="T1">und der Implementation</text:span></text:p>
      <text:p text:style-name="P14">siehe kommentare</text:p>
      <text:p text:style-name="P13">lomuto</text:p>
      <text:p text:style-name="P13">hoar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12:40:02.063041378</meta:creation-date>
    <dc:date>2022-10-13T13:14:10.124575719</dc:date>
    <meta:editing-duration>PT34M</meta:editing-duration>
    <meta:editing-cycles>22</meta:editing-cycles>
    <meta:generator>LibreOffice/7.4.1.2$Linux_X86_64 LibreOffice_project/40$Build-2</meta:generator>
    <meta:document-statistic meta:table-count="0" meta:image-count="0" meta:object-count="0" meta:page-count="1" meta:paragraph-count="17" meta:word-count="178" meta:character-count="1242" meta:non-whitespace-character-count="1079"/>
  </office:meta>
</office:document-meta>
</file>